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9aee" officeooo:paragraph-rsid="000b9ae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bbc0" officeooo:paragraph-rsid="000b9ae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41ce" officeooo:paragraph-rsid="000b9aee" style:font-size-asian="15.75pt" style:font-weight-asian="bold" style:font-size-complex="18pt" style:font-weight-complex="bold"/>
    </style:style>
    <style:style style:name="T1" style:family="text">
      <style:text-properties officeooo:rsid="000b9a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uma Therapy/Mentors</text:p>
      <text:p text:style-name="P1"/>
      <text:p text:style-name="P2">National Suicide Hotline</text:p>
      <text:p text:style-name="P2">1-800-273-3455</text:p>
      <text:p text:style-name="P1"/>
      <text:p text:style-name="P2">The Haven Rehabilitation Center</text:p>
      <text:p text:style-name="P2">Tuscon, Az</text:p>
      <text:p text:style-name="P2">1-520-559-9111</text:p>
      <text:p text:style-name="P2"/>
      <text:p text:style-name="P2">Community Bridges</text:p>
      <text:p text:style-name="P2">Benson, Az</text:p>
      <text:p text:style-name="P2">1-520-586-2019</text:p>
      <text:p text:style-name="P2"/>
      <text:p text:style-name="P2">Seahbs</text:p>
      <text:p text:style-name="P2">Benson, Az</text:p>
      <text:p text:style-name="P2">1-520-586-2017</text:p>
      <text:p text:style-name="P2"/>
      <text:p text:style-name="P2"/>
      <text:p text:style-name="P1">Mentors:</text:p>
      <text:p text:style-name="P1"/>
      <text:p text:style-name="P1">Shandea Hardin</text:p>
      <text:p text:style-name="P1">1-520-265-1986</text:p>
      <text:p text:style-name="P1"/>
      <text:p text:style-name="P3">Sarah Butler</text:p>
      <text:p text:style-name="P3"><text:span text:style-name="T1">1-</text:span>520-265-1357</text:p>
      <text:p text:style-name="P3"/>
      <text:p text:style-name="P3">Jeremy Johnson</text:p>
      <text:p text:style-name="P3"><text:span text:style-name="T1">1-</text:span>520-265-2018</text:p>
      <text:p text:style-name="P3"/>
      <text:p text:style-name="P1">Destiny Foster</text:p>
      <text:p text:style-name="P1">1-520-586-2005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3:17:28.284000000</meta:creation-date>
    <dc:date>2021-01-05T13:22:03.060000000</dc:date>
    <meta:editing-duration>PT4M34S</meta:editing-duration>
    <meta:editing-cycles>1</meta:editing-cycles>
    <meta:document-statistic meta:table-count="0" meta:image-count="0" meta:object-count="0" meta:page-count="2" meta:paragraph-count="21" meta:word-count="35" meta:character-count="304" meta:non-whitespace-character-count="290"/>
    <meta:generator>LibreOffice/6.2.8.2$Windows_X86_64 LibreOffice_project/f82ddfca21ebc1e222a662a32b25c0c9d20169ee</meta:generator>
  </office:meta>
</office:document-meta>
</file>